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fo:color="#6a8759"/>
    </style:style>
    <style:style style:name="T2" style:family="text">
      <style:text-properties fo:color="#6a8759" style:font-name="DejaVu Sans Mono" fo:font-size="9pt"/>
    </style:style>
    <style:style style:name="T3" style:family="text">
      <style:text-properties fo:color="#cc7832"/>
    </style:style>
    <style:style style:name="T4" style:family="text">
      <style:text-properties fo:color="#cc7832" style:font-name="DejaVu Sans Mono" fo:font-size="9pt"/>
    </style:style>
    <style:style style:name="T5" style:family="text">
      <style:text-properties fo:color="#8888c6"/>
    </style:style>
    <style:style style:name="T6" style:family="text">
      <style:text-properties fo:color="#8888c6" style:font-name="DejaVu Sans Mono" fo:font-size="9pt"/>
    </style:style>
    <style:style style:name="T7" style:family="text">
      <style:text-properties fo:color="#ffc66d"/>
    </style:style>
    <style:style style:name="T8" style:family="text">
      <style:text-properties fo:color="#ffc66d" style:font-name="DejaVu Sans Mono" fo:font-size="9pt"/>
    </style:style>
    <style:style style:name="T9" style:family="text">
      <style:text-properties style:font-name="DejaVu Sans Mono" fo:font-size="9pt"/>
    </style:style>
    <style:style style:name="T10" style:family="text">
      <style:text-properties fo:color="#6897bb"/>
    </style:style>
    <style:style style:name="T11" style:family="text">
      <style:text-properties fo:color="#6897bb" style:font-name="DejaVu Sans Mono" fo:font-size="9pt"/>
    </style:style>
    <style:style style:name="T12" style:family="text">
      <style:text-properties fo:color="#a9b7c6" style:font-name="DejaVu Sans Mono" fo:font-size="9pt"/>
    </style:style>
    <style:style style:name="T13" style:family="text">
      <style:text-properties officeooo:rsid="001af7cd"/>
    </style:style>
    <style:style style:name="T14" style:family="text">
      <style:text-properties fo:color="#72737a"/>
    </style:style>
    <style:style style:name="T15" style:family="text">
      <style:text-properties fo:color="#b200b2" style:font-name="DejaVu Sans Mono" fo:font-size="9pt"/>
    </style:style>
    <style:style style:name="T16" style:family="text">
      <style:text-properties fo:color="#94558d" style:font-name="DejaVu Sans Mono" fo:font-size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1.</text:p>
      <text:p text:style-name="Text_20_body">winner=[]</text:p>
      <text:p text:style-name="Text_20_body">amount=[]</text:p>
      <text:p text:style-name="Text_20_body">def prime(p):</text:p>
      <text:p text:style-name="Text_20_body"><text:s text:c="4"/>if (p&lt;=1):</text:p>
      <text:p text:style-name="Text_20_body"><text:s text:c="8"/>return False</text:p>
      <text:p text:style-name="Text_20_body"><text:s text:c="4"/>for i in range(2,p):</text:p>
      <text:p text:style-name="Text_20_body"><text:s text:c="8"/>if(p%i==0):</text:p>
      <text:p text:style-name="Text_20_body"><text:s text:c="12"/>return False</text:p>
      <text:p text:style-name="Text_20_body"><text:s text:c="4"/>return True</text:p>
      <text:p text:style-name="Text_20_body">list1=[x for x in range(1,11)]</text:p>
      <text:p text:style-name="Text_20_body">n=int(input("Enter the number on the pillow "))</text:p>
      <text:p text:style-name="Text_20_body">list2=[]</text:p>
      <text:p text:style-name="Text_20_body">for i in range(0,10):</text:p>
      <text:p text:style-name="Text_20_body"><text:s text:c="4"/>list2.append(list1[i]+n)</text:p>
      <text:p text:style-name="Text_20_body">print(list2)</text:p>
      <text:p text:style-name="Text_20_body">prize=0</text:p>
      <text:p text:style-name="Text_20_body">for i in range(0,len(list2)):</text:p>
      <text:p text:style-name="Text_20_body"><text:s text:c="4"/>if prime(list2[i]):</text:p>
      <text:p text:style-name="Text_20_body"><text:s text:c="8"/>winner.append(list1[i])</text:p>
      <text:p text:style-name="Text_20_body"><text:s text:c="8"/>amount.append(list2[i])</text:p>
      <text:p text:style-name="Text_20_body"><text:s text:c="8"/>prize+=list2[i]</text:p>
      <text:p text:style-name="Text_20_body">print(winner)</text:p>
      <text:p text:style-name="Text_20_body">print('price money= ',amount[0])</text:p>
      <text:p text:style-name="Text_20_body">for i in range(1,len(amount)):</text:p>
      <text:p text:style-name="Text_20_body"><text:s text:c="4"/>print("+",amount[i])</text:p>
      <text:p text:style-name="Text_20_body">print("=",prize)</text:p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>2.</text:p>
      <text:p text:style-name="Text_20_body">bride=["Mary","Jane","Rita","jessica","rebecca"]</text:p>
      <text:p text:style-name="Text_20_body">groom=['Peter','Ron','Baron','Harry','Arken']</text:p>
      <text:p text:style-name="Text_20_body">final=zip(bride,groom)</text:p>
      <text:p text:style-name="Text_20_body">print(list(final))</text:p>
      <text:p text:style-name="Text_20_body"/>
      <text:p text:style-name="Text_20_body"/>
      <text:p text:style-name="Text_20_body">3.</text:p>
      <text:p text:style-name="Text_20_body">def calculation(H,W,EL,L,D,N):</text:p>
      <text:p text:style-name="Text_20_body"><text:s text:c="4"/>total_hours=(W*5*4)-(L*W)+(EL*W)</text:p>
      <text:p text:style-name="Text_20_body"><text:s text:c="4"/>totalpay=total_hours*H</text:p>
      <text:p text:style-name="Text_20_body"><text:s text:c="4"/>return totalpay</text:p>
      <text:p text:style-name="Text_20_body">if __name__=='__main__':</text:p>
      <text:p text:style-name="Text_20_body"><text:s text:c="4"/>H=int(input("salary per hour"))</text:p>
      <text:p text:style-name="Text_20_body"><text:s text:c="4"/>W=int(input("Input working hours in a day"))</text:p>
      <text:p text:style-name="Text_20_body"><text:s text:c="4"/>EL=int(input("Earned leaves day in a month"))</text:p>
      <text:p text:style-name="Text_20_body"><text:s text:c="4"/>L=int(input("took leaves in days"))</text:p>
      <text:p text:style-name="Text_20_body"><text:s text:c="4"/>D=int(input("Number of days in a month"))</text:p>
      <text:p text:style-name="Text_20_body"><text:s text:c="4"/>N=int(input("Starting day of a month"))</text:p>
      <text:p text:style-name="Text_20_body"><text:s text:c="4"/>total_salary=calculation(H,W,EL,L,D,N)</text:p>
      <text:p text:style-name="Text_20_body"><text:s text:c="4"/>print('Total salary $ ',total_salary)</text:p>
      <text:p text:style-name="Text_20_body"/>
      <text:p text:style-name="Text_20_body"/>
      <text:p text:style-name="Text_20_body">4.class CustomException(Exception):</text:p>
      <text:p text:style-name="Text_20_body"><text:s text:c="4"/>def __init__(self,message):</text:p>
      <text:p text:style-name="Text_20_body"><text:s text:c="8"/>self.message=message</text:p>
      <text:p text:style-name="Text_20_body">def oddandprime(a):</text:p>
      <text:p text:style-name="Text_20_body"><text:soft-page-break/><text:s text:c="4"/>if(a%2==0):</text:p>
      <text:p text:style-name="Text_20_body"><text:s text:c="8"/>return False</text:p>
      <text:p text:style-name="Text_20_body"><text:s text:c="4"/>if (a&lt;=1):</text:p>
      <text:p text:style-name="Text_20_body"><text:s text:c="8"/>return False</text:p>
      <text:p text:style-name="Text_20_body"><text:s text:c="4"/>for i in range(2,a):</text:p>
      <text:p text:style-name="Text_20_body"><text:s text:c="8"/>if (a%i==0):</text:p>
      <text:p text:style-name="Text_20_body"><text:s text:c="12"/>return False</text:p>
      <text:p text:style-name="Text_20_body"><text:s text:c="4"/>return True</text:p>
      <text:p text:style-name="Text_20_body">value=oddandprime(11)</text:p>
      <text:p text:style-name="Text_20_body">print(value)</text:p>
      <text:p text:style-name="Text_20_body">a=['a','b','c','d','f','g','h']</text:p>
      <text:p text:style-name="Text_20_body">l=[x for x in range(1,len(a)+1)]</text:p>
      <text:p text:style-name="Text_20_body">num=0</text:p>
      <text:p text:style-name="Text_20_body">for i in a:</text:p>
      <text:p text:style-name="Text_20_body"><text:s text:c="4"/>num=a.index(i)+l[a.index(i)]</text:p>
      <text:p text:style-name="Text_20_body"><text:s text:c="4"/>print(a.index(i),'+',l[a.index(i)],'=',num);</text:p>
      <text:p text:style-name="Text_20_body"><text:s text:c="4"/>v = oddandprime(num)</text:p>
      <text:p text:style-name="Text_20_body"><text:s text:c="4"/>if(v):</text:p>
      <text:p text:style-name="Text_20_body"><text:s text:c="8"/>raise CustomException('I Found Defected Package at this and this position.'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2:56:40.266657442</meta:creation-date>
    <dc:date>2019-07-31T19:24:48.443074134</dc:date>
    <meta:editing-duration>PT1H11M3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69" meta:word-count="159" meta:character-count="1743" meta:non-whitespace-character-count="1445"/>
  </office:meta>
</office:document-meta>
</file>